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0571in" svg:height="6.4791in" svg:x="3.0283in" svg:y="0.0886in">
            <draw:object draw:notify-on-update-of-ranges="Sheet1.A2:Sheet1.A23 Sheet1.B1:Sheet1.B1 Sheet1.B2:Sheet1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style-name="ce1" office:value-type="string" calcext:value-type="string">
            <text:p>plane</text:p>
          </table:table-cell>
          <table:table-cell office:value-type="float" office:value="0.579318757153487" calcext:value-type="float">
            <text:p>0.57931875715348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230279758428119" calcext:value-type="float">
            <text:p>0.23027975842811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616394212279294" calcext:value-type="float">
            <text:p>0.61639421227929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.537445608305267" calcext:value-type="float">
            <text:p>0.53744560830526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0.597557186533436" calcext:value-type="float">
            <text:p>0.597557186533436</text:p>
          </table:table-cell>
        </table:table-row>
        <table:table-row table:style-name="ro1">
          <table:table-cell table:style-name="ce1" office:value-type="string" calcext:value-type="string">
            <text:p>2 morph</text:p>
          </table:table-cell>
          <table:table-cell office:value-type="float" office:value="0.636471191847339" calcext:value-type="float">
            <text:p>0.636471191847339</text:p>
          </table:table-cell>
        </table:table-row>
        <table:table-row table:style-name="ro1">
          <table:table-cell office:value-type="string" calcext:value-type="string">
            <text:p>3 morph</text:p>
          </table:table-cell>
          <table:table-cell office:value-type="float" office:value="0.546387163423928" calcext:value-type="float">
            <text:p>0.546387163423928</text:p>
          </table:table-cell>
        </table:table-row>
        <table:table-row table:style-name="ro1">
          <table:table-cell office:value-type="string" calcext:value-type="string">
            <text:p>Jlboost 2 10</text:p>
          </table:table-cell>
          <table:table-cell office:value-type="float" office:value="0.588780671005503" calcext:value-type="float">
            <text:p>0.588780671005503</text:p>
          </table:table-cell>
        </table:table-row>
        <table:table-row table:style-name="ro1">
          <table:table-cell office:value-type="string" calcext:value-type="string">
            <text:p>Jlboost 2 7</text:p>
          </table:table-cell>
          <table:table-cell office:value-type="float" office:value="0.597699754413558" calcext:value-type="float">
            <text:p>0.597699754413558</text:p>
          </table:table-cell>
        </table:table-row>
        <table:table-row table:style-name="ro1">
          <table:table-cell office:value-type="string" calcext:value-type="string">
            <text:p>heb plane</text:p>
          </table:table-cell>
          <table:table-cell office:value-type="float" office:value="0.21800776758822" calcext:value-type="float">
            <text:p>0.21800776758822</text:p>
          </table:table-cell>
        </table:table-row>
        <table:table-row table:style-name="ro1">
          <table:table-cell office:value-type="string" calcext:value-type="string">
            <text:p>Heb 2</text:p>
          </table:table-cell>
          <table:table-cell office:value-type="float" office:value="0.284671654860928" calcext:value-type="float">
            <text:p>0.284671654860928</text:p>
          </table:table-cell>
        </table:table-row>
        <table:table-row table:style-name="ro1">
          <table:table-cell office:value-type="string" calcext:value-type="string">
            <text:p>Heb 2 morph</text:p>
          </table:table-cell>
          <table:table-cell office:value-type="float" office:value="0.280147924276765" calcext:value-type="float">
            <text:p>0.280147924276765</text:p>
          </table:table-cell>
        </table:table-row>
        <table:table-row table:style-name="ro1">
          <table:table-cell office:value-type="string" calcext:value-type="string">
            <text:p>Heb 2 fstLet</text:p>
          </table:table-cell>
          <table:table-cell office:value-type="float" office:value="0.327519293905532" calcext:value-type="float">
            <text:p>0.327519293905532</text:p>
          </table:table-cell>
        </table:table-row>
        <table:table-row table:style-name="ro1">
          <table:table-cell office:value-type="string" calcext:value-type="string">
            <text:p>Heb 2 jlboost</text:p>
          </table:table-cell>
          <table:table-cell office:value-type="float" office:value="0.274474961664335" calcext:value-type="float">
            <text:p>0.274474961664335</text:p>
          </table:table-cell>
        </table:table-row>
        <table:table-row table:style-name="ro1">
          <table:table-cell office:value-type="string" calcext:value-type="string">
            <text:p>Heb 2 jlboost (rnd)</text:p>
          </table:table-cell>
          <table:table-cell office:value-type="float" office:value="0.267508826131062" calcext:value-type="float">
            <text:p>0.267508826131062</text:p>
          </table:table-cell>
        </table:table-row>
        <table:table-row table:style-name="ro1">
          <table:table-cell office:value-type="string" calcext:value-type="string">
            <text:p>Heb 2 jlboost (full)</text:p>
          </table:table-cell>
          <table:table-cell office:value-type="float" office:value="0.261135520883714" calcext:value-type="float">
            <text:p>0.261135520883714</text:p>
          </table:table-cell>
        </table:table-row>
        <table:table-row table:style-name="ro1">
          <table:table-cell office:value-type="string" calcext:value-type="string">
            <text:p>Sp plane</text:p>
          </table:table-cell>
          <table:table-cell office:value-type="float" office:value="0.26487430697957" calcext:value-type="float">
            <text:p>0.26487430697957</text:p>
          </table:table-cell>
        </table:table-row>
        <table:table-row table:style-name="ro1">
          <table:table-cell office:value-type="string" calcext:value-type="string">
            <text:p>Sp 2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2 morph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2 fstLet</text:p>
          </table:table-cell>
          <table:table-cell office:value-type="float" office:value="0.375701880965039" calcext:value-type="float">
            <text:p>0.375701880965039</text:p>
          </table:table-cell>
        </table:table-row>
        <table:table-row table:style-name="ro1">
          <table:table-cell office:value-type="string" calcext:value-type="string">
            <text:p>Sp Jlboost 2 7 </text:p>
          </table:table-cell>
          <table:table-cell office:value-type="float" office:value="0.378312257917521" calcext:value-type="float">
            <text:p>0.378312257917521</text:p>
          </table:table-cell>
        </table:table-row>
        <table:table-row table:style-name="ro1">
          <table:table-cell office:value-type="string" calcext:value-type="string">
            <text:p>Sp Jlboost 2 7 (rnd)</text:p>
          </table:table-cell>
          <table:table-cell office:value-type="float" office:value="0.433489025594289" calcext:value-type="float">
            <text:p>0.433489025594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 style:data-style-name="N2" text:time-value="17:44:17.0450258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5:13:12.341601029</meta:creation-date>
    <dc:date>2023-05-23T18:37:24.706032080</dc:date>
    <meta:editing-duration>P5DT3H41M47S</meta:editing-duration>
    <meta:editing-cycles>6</meta:editing-cycles>
    <meta:generator>LibreOffice/7.5.3.2$Linux_X86_64 LibreOffice_project/67bf5ab3e8553b11738d1302ab7051a12dd8b40d</meta:generator>
    <meta:document-statistic meta:table-count="1" meta:cell-count="4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6cm" svg:height="16.458cm" xlink:href=".." xlink:type="simple" chart:class="chart:bar" chart:style-name="ch1">
        <chart:legend chart:legend-position="end" svg:x="26.114cm" svg:y="7.93cm" style:legend-expansion="high" chart:style-name="ch2"/>
        <chart:plot-area chart:style-name="ch3" table:cell-range-address="Sheet1.A2:Sheet1.B23 Sheet1.B1:Sheet1.B1" chart:data-source-has-labels="both" svg:x="0.561cm" svg:y="0.329cm" svg:width="24.992cm" svg:height="15.8cm">
          <chart:coordinate-region svg:x="1.288cm" svg:y="0.528cm" svg:width="24.265cm" svg:height="12.938cm"/>
          <chart:axis chart:dimension="x" chart:name="primary-x" chart:style-name="ch4" chartooo:axis-type="auto">
            <chartooo:date-scale/>
            <chart:categories table:cell-range-address="Sheet1.A2:Sheet1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3" chart:label-cell-address="Sheet1.B1:Sheet1.B1" chart:class="chart:ba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ne</text:p>
                <draw:g>
                  <svg:desc>Sheet1.A2:Sheet1.A23</svg:desc>
                </draw:g>
              </table:table-cell>
              <table:table-cell office:value-type="float" office:value="0.579318757153487">
                <text:p>0.579318757153487</text:p>
                <draw:g>
                  <svg:desc>Sheet1.B2:Sheet1.B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30279758428119">
                <text:p>0.2302797584281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6394212279294">
                <text:p>0.6163942122792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37445608305267">
                <text:p>0.5374456083052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7557186533436">
                <text:p>0.597557186533436</text:p>
              </table:table-cell>
            </table:table-row>
            <table:table-row>
              <table:table-cell office:value-type="string">
                <text:p>2 morph</text:p>
              </table:table-cell>
              <table:table-cell office:value-type="float" office:value="0.636471191847339">
                <text:p>0.636471191847339</text:p>
              </table:table-cell>
            </table:table-row>
            <table:table-row>
              <table:table-cell office:value-type="string">
                <text:p>3 morph</text:p>
              </table:table-cell>
              <table:table-cell office:value-type="float" office:value="0.546387163423928">
                <text:p>0.546387163423928</text:p>
              </table:table-cell>
            </table:table-row>
            <table:table-row>
              <table:table-cell office:value-type="string">
                <text:p>Jlboost 2 10</text:p>
              </table:table-cell>
              <table:table-cell office:value-type="float" office:value="0.588780671005503">
                <text:p>0.588780671005503</text:p>
              </table:table-cell>
            </table:table-row>
            <table:table-row>
              <table:table-cell office:value-type="string">
                <text:p>Jlboost 2 7</text:p>
              </table:table-cell>
              <table:table-cell office:value-type="float" office:value="0.597699754413558">
                <text:p>0.597699754413558</text:p>
              </table:table-cell>
            </table:table-row>
            <table:table-row>
              <table:table-cell office:value-type="string">
                <text:p>heb plane</text:p>
              </table:table-cell>
              <table:table-cell office:value-type="float" office:value="0.21800776758822">
                <text:p>0.21800776758822</text:p>
              </table:table-cell>
            </table:table-row>
            <table:table-row>
              <table:table-cell office:value-type="string">
                <text:p>Heb 2</text:p>
              </table:table-cell>
              <table:table-cell office:value-type="float" office:value="0.284671654860928">
                <text:p>0.284671654860928</text:p>
              </table:table-cell>
            </table:table-row>
            <table:table-row>
              <table:table-cell office:value-type="string">
                <text:p>Heb 2 morph</text:p>
              </table:table-cell>
              <table:table-cell office:value-type="float" office:value="0.280147924276765">
                <text:p>0.280147924276765</text:p>
              </table:table-cell>
            </table:table-row>
            <table:table-row>
              <table:table-cell office:value-type="string">
                <text:p>Heb 2 fstLet</text:p>
              </table:table-cell>
              <table:table-cell office:value-type="float" office:value="0.327519293905532">
                <text:p>0.327519293905532</text:p>
              </table:table-cell>
            </table:table-row>
            <table:table-row>
              <table:table-cell office:value-type="string">
                <text:p>Heb 2 jlboost</text:p>
              </table:table-cell>
              <table:table-cell office:value-type="float" office:value="0.274474961664335">
                <text:p>0.274474961664335</text:p>
              </table:table-cell>
            </table:table-row>
            <table:table-row>
              <table:table-cell office:value-type="string">
                <text:p>Heb 2 jlboost (rnd)</text:p>
              </table:table-cell>
              <table:table-cell office:value-type="float" office:value="0.267508826131062">
                <text:p>0.267508826131062</text:p>
              </table:table-cell>
            </table:table-row>
            <table:table-row>
              <table:table-cell office:value-type="string">
                <text:p>Heb 2 jlboost (full)</text:p>
              </table:table-cell>
              <table:table-cell office:value-type="float" office:value="0.261135520883714">
                <text:p>0.261135520883714</text:p>
              </table:table-cell>
            </table:table-row>
            <table:table-row>
              <table:table-cell office:value-type="string">
                <text:p>Sp plane</text:p>
              </table:table-cell>
              <table:table-cell office:value-type="float" office:value="0.26487430697957">
                <text:p>0.26487430697957</text:p>
              </table:table-cell>
            </table:table-row>
            <table:table-row>
              <table:table-cell office:value-type="string">
                <text:p>Sp 2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2 morph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2 fstLet</text:p>
              </table:table-cell>
              <table:table-cell office:value-type="float" office:value="0.375701880965039">
                <text:p>0.375701880965039</text:p>
              </table:table-cell>
            </table:table-row>
            <table:table-row>
              <table:table-cell office:value-type="string">
                <text:p>Sp Jlboost 2 7 </text:p>
              </table:table-cell>
              <table:table-cell office:value-type="float" office:value="0.378312257917521">
                <text:p>0.378312257917521</text:p>
              </table:table-cell>
            </table:table-row>
            <table:table-row>
              <table:table-cell office:value-type="string">
                <text:p>Sp Jlboost 2 7 (rnd)</text:p>
              </table:table-cell>
              <table:table-cell office:value-type="float" office:value="0.433489025594289">
                <text:p>0.433489025594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67bf5ab3e8553b11738d1302ab7051a12dd8b4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